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WenQuanYi Zen Hei Sharp"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6pt" fo:font-weight="bold" style:font-size-asian="16pt" style:font-weight-asian="bold" style:font-size-complex="16pt" style:font-weight-complex="bold"/>
    </style:style>
    <style:style style:name="P2" style:family="paragraph" style:parent-style-name="Standard">
      <style:text-properties style:font-name="Calibri" fo:font-size="12pt" fo:font-weight="normal" officeooo:rsid="00050a12" officeooo:paragraph-rsid="00050a12" style:font-size-asian="12pt" style:font-weight-asian="normal" style:font-size-complex="12pt" style:font-weight-complex="normal"/>
    </style:style>
    <style:style style:name="P3" style:family="paragraph" style:parent-style-name="Standard">
      <style:text-properties style:font-name="Calibri" fo:font-size="12pt" fo:font-weight="normal" officeooo:rsid="00063956" officeooo:paragraph-rsid="00063956" style:font-size-asian="12pt" style:font-weight-asian="normal" style:font-size-complex="12pt" style:font-weight-complex="normal"/>
    </style:style>
    <style:style style:name="P4" style:family="paragraph" style:parent-style-name="Standard">
      <style:text-properties style:font-name="Calibri" fo:font-size="12pt" fo:font-weight="normal" officeooo:rsid="00064277" officeooo:paragraph-rsid="00064277" style:font-size-asian="12pt" style:font-weight-asian="normal" style:font-size-complex="12pt" style:font-weight-complex="normal"/>
    </style:style>
    <style:style style:name="P5" style:family="paragraph" style:parent-style-name="Standard">
      <style:text-properties style:font-name="Calibri" fo:font-size="12pt" fo:font-weight="normal" officeooo:rsid="000833db" officeooo:paragraph-rsid="000833db" style:font-size-asian="12pt" style:font-weight-asian="normal" style:font-size-complex="12pt" style:font-weight-complex="normal"/>
    </style:style>
    <style:style style:name="P6" style:family="paragraph" style:parent-style-name="Standard">
      <style:text-properties style:font-name="Calibri" fo:font-size="12pt" fo:font-weight="bold" officeooo:rsid="00050a12" officeooo:paragraph-rsid="00050a12" style:font-size-asian="12pt" style:font-weight-asian="bold" style:font-size-complex="12pt" style:font-weight-complex="bold"/>
    </style:style>
    <style:style style:name="P7" style:family="paragraph" style:parent-style-name="Standard">
      <style:text-properties style:font-name="Courier 10 Pitch" fo:font-size="12pt" fo:font-weight="normal" officeooo:rsid="000833db" officeooo:paragraph-rsid="000833db" style:font-size-asian="12pt" style:font-weight-asian="normal" style:font-size-complex="12pt" style:font-weight-complex="normal"/>
    </style:style>
    <style:style style:name="P8" style:family="paragraph" style:parent-style-name="Standard">
      <style:text-properties style:font-name="Calibri1" fo:font-size="12pt" fo:font-weight="normal" officeooo:rsid="0009ca58" officeooo:paragraph-rsid="0009ca58" style:font-size-asian="12pt" style:font-weight-asian="normal" style:font-size-complex="12pt" style:font-weight-complex="normal"/>
    </style:style>
    <style:style style:name="P9" style:family="paragraph" style:parent-style-name="Standard">
      <style:text-properties style:font-name="Calibri1" fo:font-size="12pt" fo:font-weight="normal" officeooo:rsid="000b9c22" officeooo:paragraph-rsid="000b9c22" style:font-size-asian="12pt" style:font-weight-asian="normal" style:font-size-complex="12pt" style:font-weight-complex="normal"/>
    </style:style>
    <style:style style:name="P10" style:family="paragraph" style:parent-style-name="Standard">
      <style:text-properties style:font-name="Calibri1" fo:font-size="12pt" fo:font-weight="bold" officeooo:rsid="000b9c22" officeooo:paragraph-rsid="000b9c22" style:font-size-asian="12pt" style:font-weight-asian="bold" style:font-size-complex="12pt" style:font-weight-complex="bold"/>
    </style:style>
    <style:style style:name="P11" style:family="paragraph" style:parent-style-name="Preformatted_20_Text">
      <style:text-properties style:font-name="Liberation Mono" fo:font-size="10pt" fo:font-weight="normal" officeooo:rsid="000833db" officeooo:paragraph-rsid="000833db" style:font-size-asian="10pt" style:font-weight-asian="normal" style:font-size-complex="10pt" style:font-weight-complex="normal"/>
    </style:style>
    <style:style style:name="P12" style:family="paragraph" style:parent-style-name="Preformatted_20_Text">
      <style:paragraph-properties fo:margin-left="0cm" fo:margin-right="0cm" fo:margin-top="0cm" fo:margin-bottom="0cm" style:contextual-spacing="false" fo:text-indent="0cm" style:auto-text-indent="false"/>
      <style:text-properties style:font-name="Liberation Mono" fo:font-size="10pt" style:font-size-asian="10pt" style:font-size-complex="10pt"/>
    </style:style>
    <style:style style:name="P13" style:family="paragraph" style:parent-style-name="Standard">
      <style:text-properties style:font-name="Courier 10 Pitch" fo:font-size="10pt" fo:font-weight="normal" officeooo:rsid="000b9c22" officeooo:paragraph-rsid="000b9c22" style:font-size-asian="8.75pt" style:font-weight-asian="normal" style:font-size-complex="10pt" style:font-weight-complex="normal"/>
    </style:style>
    <style:style style:name="P14" style:family="paragraph" style:parent-style-name="Standard">
      <style:text-properties style:font-name="Calibri1" fo:font-size="12pt" fo:font-weight="normal" officeooo:rsid="000eec19" officeooo:paragraph-rsid="000eec19" style:font-size-asian="10.5pt" style:font-weight-asian="normal" style:font-size-complex="12pt" style:font-weight-complex="normal"/>
    </style:style>
    <style:style style:name="P15" style:family="paragraph" style:parent-style-name="Standard">
      <style:text-properties style:font-name="Calibri1" fo:font-size="12pt" fo:font-weight="normal" officeooo:rsid="000f8958" officeooo:paragraph-rsid="000f8958" style:font-size-asian="10.5pt" style:font-weight-asian="normal" style:font-size-complex="12pt" style:font-weight-complex="normal"/>
    </style:style>
    <style:style style:name="P16" style:family="paragraph" style:parent-style-name="Standard">
      <style:text-properties style:font-name="Calibri1" fo:font-size="12pt" fo:font-weight="normal" officeooo:rsid="0011ba91" officeooo:paragraph-rsid="0011ba91" style:font-size-asian="10.5pt" style:font-weight-asian="normal" style:font-size-complex="12pt" style:font-weight-complex="normal"/>
    </style:style>
    <style:style style:name="P17" style:family="paragraph" style:parent-style-name="Standard">
      <style:text-properties style:font-name="Calibri1" fo:font-size="12pt" fo:font-weight="normal" officeooo:rsid="00173d69" officeooo:paragraph-rsid="00173d69" style:font-size-asian="10.5pt" style:font-weight-asian="normal" style:font-size-complex="12pt" style:font-weight-complex="normal"/>
    </style:style>
    <style:style style:name="P18" style:family="paragraph" style:parent-style-name="Standard">
      <style:text-properties style:font-name="Calibri1" fo:font-size="12pt" fo:font-weight="normal" officeooo:rsid="001a45df" officeooo:paragraph-rsid="001a45df" style:font-size-asian="10.5pt" style:font-weight-asian="normal" style:font-size-complex="12pt" style:font-weight-complex="normal"/>
    </style:style>
    <style:style style:name="P19" style:family="paragraph" style:parent-style-name="Standard">
      <style:text-properties style:font-name="Calibri1" fo:font-size="12pt" fo:font-weight="normal" officeooo:rsid="001b2f7c" officeooo:paragraph-rsid="001b2f7c" style:font-size-asian="10.5pt" style:font-weight-asian="normal" style:font-size-complex="12pt" style:font-weight-complex="normal"/>
    </style:style>
    <style:style style:name="P20" style:family="paragraph" style:parent-style-name="Standard">
      <style:text-properties style:font-name="Calibri1" fo:font-size="12pt" fo:font-weight="normal" officeooo:rsid="001c1997" officeooo:paragraph-rsid="001c1997" style:font-size-asian="10.5pt" style:font-weight-asian="normal" style:font-size-complex="12pt" style:font-weight-complex="normal"/>
    </style:style>
    <style:style style:name="P21" style:family="paragraph" style:parent-style-name="Standard">
      <style:text-properties style:font-name="Calibri1" fo:font-size="12pt" fo:font-weight="normal" officeooo:rsid="0020e21b" officeooo:paragraph-rsid="0020e21b" style:font-size-asian="10.5pt" style:font-weight-asian="normal" style:font-size-complex="12pt" style:font-weight-complex="normal"/>
    </style:style>
    <style:style style:name="P22" style:family="paragraph" style:parent-style-name="Standard">
      <style:text-properties style:font-name="Calibri1" fo:font-size="12pt" fo:font-weight="normal" officeooo:rsid="00243b31" officeooo:paragraph-rsid="00243b31" style:font-size-asian="10.5pt" style:font-weight-asian="normal" style:font-size-complex="12pt" style:font-weight-complex="normal"/>
    </style:style>
    <style:style style:name="P23" style:family="paragraph" style:parent-style-name="Standard">
      <style:text-properties style:font-name="Calibri1" fo:font-size="12pt" fo:font-weight="bold" officeooo:rsid="00173d69" officeooo:paragraph-rsid="00173d69" style:font-size-asian="10.5pt" style:font-weight-asian="bold" style:font-size-complex="12pt" style:font-weight-complex="bold"/>
    </style:style>
    <style:style style:name="P24" style:family="paragraph" style:parent-style-name="Standard">
      <style:text-properties style:font-name="Courier 10 Pitch" fo:font-size="12pt" fo:font-weight="normal" officeooo:rsid="000f8958" officeooo:paragraph-rsid="000f8958" style:font-size-asian="10.5pt" style:font-weight-asian="normal" style:font-size-complex="12pt" style:font-weight-complex="normal"/>
    </style:style>
    <style:style style:name="P25" style:family="paragraph" style:parent-style-name="Standard">
      <style:text-properties style:font-name="Courier 10 Pitch" fo:font-size="10pt" fo:font-weight="normal" officeooo:rsid="0020e21b" officeooo:paragraph-rsid="0020e21b" style:font-size-asian="8.75pt" style:font-weight-asian="normal" style:font-size-complex="10pt" style:font-weight-complex="normal"/>
    </style:style>
    <style:style style:name="P26" style:family="paragraph" style:parent-style-name="Standard">
      <style:text-properties style:font-name="Calibri1" fo:font-size="12pt" fo:font-weight="normal" officeooo:rsid="0009ca58" officeooo:paragraph-rsid="0009ca58" style:font-size-asian="12pt" style:font-weight-asian="normal" style:font-size-complex="12pt" style:font-weight-complex="normal"/>
    </style:style>
    <style:style style:name="P27" style:family="paragraph" style:parent-style-name="Standard">
      <style:text-properties style:font-name="Calibri1" fo:font-size="12pt" fo:font-weight="normal" officeooo:rsid="001f6bd0" officeooo:paragraph-rsid="001f6bd0" style:font-size-asian="12pt" style:font-weight-asian="normal" style:font-size-complex="12pt" style:font-weight-complex="normal"/>
    </style:style>
    <style:style style:name="P28" style:family="paragraph" style:parent-style-name="Preformatted_20_Text">
      <style:paragraph-properties fo:margin-left="0cm" fo:margin-right="0cm" fo:margin-top="0cm" fo:margin-bottom="0cm" style:contextual-spacing="false" fo:text-indent="0cm" style:auto-text-indent="false"/>
      <style:text-properties fo:color="#cfbfad" style:font-name="Liberation Mono" fo:font-size="10pt" style:font-size-asian="10pt" style:font-size-complex="10pt"/>
    </style:style>
    <style:style style:name="P29" style:family="paragraph" style:parent-style-name="Preformatted_20_Text">
      <style:paragraph-properties fo:margin-left="0cm" fo:margin-right="0cm" fo:margin-top="0cm" fo:margin-bottom="0cm" style:contextual-spacing="false" fo:text-indent="0cm" style:auto-text-indent="false"/>
      <style:text-properties fo:color="#cfbfad" style:font-name="Courier 10 Pitch"/>
    </style:style>
    <style:style style:name="P30" style:family="paragraph" style:parent-style-name="Preformatted_20_Text">
      <style:paragraph-properties fo:margin-left="0cm" fo:margin-right="0cm" fo:margin-top="0cm" fo:margin-bottom="0cm" style:contextual-spacing="false" fo:text-indent="0cm" style:auto-text-indent="false"/>
      <style:text-properties fo:color="#cfbfad" style:font-name="Courier 10 Pitch" fo:font-size="10pt" style:font-size-asian="10pt" style:font-size-complex="10pt"/>
    </style:style>
    <style:style style:name="P31" style:family="paragraph" style:parent-style-name="Preformatted_20_Text">
      <style:paragraph-properties fo:margin-left="0cm" fo:margin-right="0cm" fo:margin-top="0cm" fo:margin-bottom="0cm" style:contextual-spacing="false" fo:text-indent="0cm" style:auto-text-indent="false"/>
      <style:text-properties style:font-name="Courier 10 Pitch"/>
    </style:style>
    <style:style style:name="P32" style:family="paragraph" style:parent-style-name="Preformatted_20_Text">
      <style:paragraph-properties fo:margin-left="0cm" fo:margin-right="0cm" fo:margin-top="0cm" fo:margin-bottom="0cm" style:contextual-spacing="false" fo:text-indent="0cm" style:auto-text-indent="false"/>
      <style:text-properties style:font-name="Courier 10 Pitch" fo:font-size="10pt" style:font-size-asian="10pt" style:font-size-complex="10pt"/>
    </style:style>
    <style:style style:name="P33" style:family="paragraph" style:parent-style-name="Preformatted_20_Text">
      <style:paragraph-properties fo:margin-left="0cm" fo:margin-right="0cm" fo:margin-top="0cm" fo:margin-bottom="0cm" style:contextual-spacing="false" fo:text-indent="0cm" style:auto-text-indent="false"/>
      <style:text-properties fo:color="#409090" style:font-name="Courier 10 Pitch" fo:font-size="10pt" style:font-size-asian="10pt" style:font-size-complex="10pt"/>
    </style:style>
    <style:style style:name="P34" style:family="paragraph" style:parent-style-name="Preformatted_20_Text">
      <style:paragraph-properties fo:margin-left="0cm" fo:margin-right="0cm" fo:margin-top="0cm" fo:margin-bottom="0.499cm" style:contextual-spacing="false" fo:text-indent="0cm" style:auto-text-indent="false"/>
      <style:text-properties fo:color="#cfbfad" style:font-name="Courier 10 Pitch"/>
    </style:style>
    <style:style style:name="P35" style:family="paragraph" style:parent-style-name="Preformatted_20_Text">
      <style:paragraph-properties fo:margin-left="0cm" fo:margin-right="0cm" fo:margin-top="0cm" fo:margin-bottom="0.499cm" style:contextual-spacing="false" fo:text-indent="0cm" style:auto-text-indent="false"/>
      <style:text-properties style:font-name="Courier 10 Pitch"/>
    </style:style>
    <style:style style:name="P36" style:family="paragraph" style:parent-style-name="Preformatted_20_Text">
      <style:paragraph-properties fo:margin-left="0cm" fo:margin-right="0cm" fo:margin-top="0cm" fo:margin-bottom="0.499cm" style:contextual-spacing="false" fo:text-indent="0cm" style:auto-text-indent="false"/>
      <style:text-properties style:font-name="Courier 10 Pitch" fo:font-size="10pt" style:font-size-asian="10pt" style:font-size-complex="10pt"/>
    </style:style>
    <style:style style:name="P37" style:family="paragraph" style:parent-style-name="Preformatted_20_Text">
      <style:text-properties style:font-name="Courier 10 Pitch" fo:font-size="10pt" fo:font-weight="normal" officeooo:rsid="000b9c22" officeooo:paragraph-rsid="000b9c22" style:font-size-asian="8.75pt" style:font-weight-asian="normal" style:font-size-complex="10pt" style:font-weight-complex="normal"/>
    </style:style>
    <style:style style:name="P38" style:family="paragraph" style:parent-style-name="Preformatted_20_Text">
      <style:text-properties style:font-name="Courier 10 Pitch" fo:font-size="10pt" fo:font-weight="normal" officeooo:rsid="0020e21b" officeooo:paragraph-rsid="0020e21b" style:font-size-asian="8.75pt" style:font-weight-asian="normal" style:font-size-complex="10pt" style:font-weight-complex="normal"/>
    </style:style>
    <style:style style:name="P39" style:family="paragraph" style:parent-style-name="Preformatted_20_Text">
      <style:text-properties style:font-name="Courier 10 Pitch" fo:font-size="10pt" fo:font-weight="normal" officeooo:rsid="0011ba91" officeooo:paragraph-rsid="0011ba91" style:font-size-asian="10pt" style:font-weight-asian="normal" style:font-size-complex="10pt" style:font-weight-complex="normal"/>
    </style:style>
    <style:style style:name="T1" style:family="text">
      <style:text-properties officeooo:rsid="00063956"/>
    </style:style>
    <style:style style:name="T2" style:family="text">
      <style:text-properties officeooo:rsid="000833db"/>
    </style:style>
    <style:style style:name="T3" style:family="text">
      <style:text-properties fo:color="#808bed"/>
    </style:style>
    <style:style style:name="T4" style:family="text">
      <style:text-properties fo:color="#cfbfad"/>
    </style:style>
    <style:style style:name="T5" style:family="text">
      <style:text-properties fo:color="#646482"/>
    </style:style>
    <style:style style:name="T6" style:family="text">
      <style:text-properties fo:font-weight="bold"/>
    </style:style>
    <style:style style:name="T7" style:family="text">
      <style:text-properties fo:color="#f0ad6d"/>
    </style:style>
    <style:style style:name="T8" style:family="text">
      <style:text-properties fo:color="#ff8bff"/>
    </style:style>
    <style:style style:name="T9" style:family="text">
      <style:text-properties fo:color="#757575"/>
    </style:style>
    <style:style style:name="T10" style:family="text">
      <style:text-properties officeooo:rsid="000f8958"/>
    </style:style>
    <style:style style:name="T11" style:family="text">
      <style:text-properties fo:color="#409090"/>
    </style:style>
    <style:style style:name="T12" style:family="text">
      <style:text-properties officeooo:rsid="0012e60f"/>
    </style:style>
    <style:style style:name="T13" style:family="text">
      <style:text-properties officeooo:rsid="0016ab81"/>
    </style:style>
    <style:style style:name="T14" style:family="text">
      <style:text-properties officeooo:rsid="0018d02f"/>
    </style:style>
    <style:style style:name="T15" style:family="text">
      <style:text-properties officeooo:rsid="001b2f7c"/>
    </style:style>
    <style:style style:name="T16" style:family="text">
      <style:text-properties officeooo:rsid="001b82b9"/>
    </style:style>
    <style:style style:name="T17" style:family="text">
      <style:text-properties officeooo:rsid="001e11ff"/>
    </style:style>
    <style:style style:name="T18" style:family="text">
      <style:text-properties officeooo:rsid="00219b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 Hawkyard CA1 Report</text:p>
      <text:p text:style-name="P1">Captain Fractal: Attack of the Space Communists</text:p>
      <text:p text:style-name="P1"/>
      <text:p text:style-name="P2">I produced a game for my computing project. Since games combine many disparate elements, such as physics integration, rendering, AI and sound, I had to be careful to keep an organised, modular codebase.</text:p>
      <text:p text:style-name="P2"/>
      <text:p text:style-name="P6">AI</text:p>
      <text:p text:style-name="P2">The enemies in my game use some Craig-Reynolds-esque steering behaviours. <text:span text:style-name="T1">In my original plan, I had said that they would first aim towards the player, then accelerate. However, I found that this did not work very well, since the enemies would have to be extremely sophisticated to accurately predict where the player would be and to steer accordingly.</text:span></text:p>
      <text:p text:style-name="P2"/>
      <text:p text:style-name="P3">Instead, I used Reynolds method of simply accelerating them towards their desired position, regardless of angle, while they simultaneously turned to face the target angle. This looked essentially the same as my initial implementation, but worked far, far better.</text:p>
      <text:p text:style-name="P3"/>
      <text:p text:style-name="P4">In my initial plan, I had also suggested that I could develop a sort of squad system, where each faction would contain a set of squads, with each squad containing its own ships. In the end, I actually opted for a shallower structure. The universe class contains a vector of factions (which were very underdeveloped, currently only containing faction colour) and a vector of squads. Each squad has a unique id, and members are tagged with this. The upside of this is that I maintain a nice, contiguous container of agents, but every time I want to perform operations at the squad level, i.e. update the average position, I must loop through all of the agents to find the members, having no immediately accessible list <text:span text:style-name="T2">to hand</text:span>.</text:p>
      <text:p text:style-name="P4"/>
      <text:p text:style-name="P5">Overall, the squad system works well. Each time the game is updated, the average position of each squad is calculated:</text:p>
      <text:p text:style-name="P5"/>
      <text:p text:style-name="P11"><text:span text:style-name="T3">for</text:span><text:span text:style-name="T4">(</text:span><text:span text:style-name="T3">auto</text:span><text:span text:style-name="T5"> </text:span><text:span text:style-name="T4">&amp;</text:span>s<text:span text:style-name="T5"> </text:span><text:span text:style-name="T4">:</text:span><text:span text:style-name="T5"> </text:span><text:span text:style-name="T6">m_squads</text:span><text:span text:style-name="T4">)</text:span><text:span text:style-name="T5"> </text:span></text:p>
      <text:p text:style-name="P28">{</text:p>
      <text:p text:style-name="P12"><text:span text:style-name="T5"><text:s text:c="2"/></text:span>s<text:span text:style-name="T4">.</text:span>m_centerPoint<text:span text:style-name="T5"> </text:span><text:span text:style-name="T4">=</text:span><text:span text:style-name="T5"> </text:span><text:span text:style-name="T4">{</text:span><text:span text:style-name="T7">0.0f</text:span><text:span text:style-name="T4">,</text:span><text:span text:style-name="T5"> </text:span><text:span text:style-name="T7">0.0f</text:span><text:span text:style-name="T4">};</text:span><text:span text:style-name="T5"> </text:span></text:p>
      <text:p text:style-name="P12"><text:span text:style-name="T5"><text:s text:c="2"/></text:span>s<text:span text:style-name="T4">.</text:span>m_averageVel<text:span text:style-name="T5"> </text:span><text:span text:style-name="T4">=</text:span><text:span text:style-name="T5"> </text:span><text:span text:style-name="T4">{</text:span><text:span text:style-name="T7">0.0f</text:span><text:span text:style-name="T4">,</text:span><text:span text:style-name="T5"> </text:span><text:span text:style-name="T7">0.0f</text:span><text:span text:style-name="T4">};</text:span></text:p>
      <text:p text:style-name="P28">}</text:p>
      <text:p text:style-name="P12"><text:span text:style-name="T3">for</text:span><text:span text:style-name="T4">(</text:span><text:span text:style-name="T3">auto</text:span><text:span text:style-name="T5"> </text:span><text:span text:style-name="T4">&amp;</text:span>e<text:span text:style-name="T5"> </text:span><text:span text:style-name="T4">:</text:span><text:span text:style-name="T5"> </text:span><text:span text:style-name="T6">m_agents</text:span><text:span text:style-name="T4">)</text:span></text:p>
      <text:p text:style-name="P28">{</text:p>
      <text:p text:style-name="P12"><text:span text:style-name="T5"><text:s text:c="2"/></text:span><text:span text:style-name="T3">if</text:span><text:span text:style-name="T4">(</text:span>e<text:span text:style-name="T4">.</text:span>getSquadID<text:span text:style-name="T4">()</text:span><text:span text:style-name="T5"> </text:span><text:span text:style-name="T4">&gt;=</text:span><text:span text:style-name="T5"> </text:span><text:span text:style-name="T7">0</text:span><text:span text:style-name="T4">)</text:span></text:p>
      <text:p text:style-name="P12"><text:span text:style-name="T5"><text:s text:c="2"/></text:span><text:span text:style-name="T4">{</text:span></text:p>
      <text:p text:style-name="P12"><text:span text:style-name="T5"><text:s text:c="4"/></text:span><text:span text:style-name="T6">m_squads</text:span><text:span text:style-name="T4">[</text:span>e<text:span text:style-name="T4">.</text:span>getSquadID<text:span text:style-name="T4">()].</text:span>m_centerPoint<text:span text:style-name="T5"> </text:span><text:span text:style-name="T4">+=</text:span><text:span text:style-name="T5"> </text:span>e<text:span text:style-name="T4">.</text:span>getPos<text:span text:style-name="T4">();</text:span></text:p>
      <text:p text:style-name="P12"><text:span text:style-name="T5"><text:s text:c="4"/></text:span><text:span text:style-name="T6">m_squads</text:span><text:span text:style-name="T4">[</text:span>e<text:span text:style-name="T4">.</text:span>getSquadID<text:span text:style-name="T4">()].</text:span>m_averageVel<text:span text:style-name="T5"> </text:span><text:span text:style-name="T4">+=</text:span><text:span text:style-name="T5"> </text:span>e<text:span text:style-name="T4">.</text:span>getVel<text:span text:style-name="T4">();</text:span></text:p>
      <text:p text:style-name="P12"><text:span text:style-name="T5"><text:s text:c="2"/></text:span><text:span text:style-name="T4">}</text:span></text:p>
      <text:p text:style-name="P28">}</text:p>
      <text:p text:style-name="P12"><text:span text:style-name="T3">for</text:span><text:span text:style-name="T4">(</text:span><text:span text:style-name="T3">auto</text:span><text:span text:style-name="T5"> </text:span><text:span text:style-name="T4">&amp;</text:span>s<text:span text:style-name="T5"> </text:span><text:span text:style-name="T4">:</text:span><text:span text:style-name="T5"> </text:span><text:span text:style-name="T6">m_squads</text:span><text:span text:style-name="T4">)</text:span></text:p>
      <text:p text:style-name="P28">{</text:p>
      <text:p text:style-name="P12"><text:span text:style-name="T5"><text:s text:c="2"/></text:span><text:span text:style-name="T3">float</text:span><text:span text:style-name="T5"> </text:span>size<text:span text:style-name="T5"> </text:span><text:span text:style-name="T4">=</text:span><text:span text:style-name="T5"> </text:span><text:span text:style-name="T3">static_cast</text:span><text:span text:style-name="T4">&lt;</text:span><text:span text:style-name="T3">float</text:span><text:span text:style-name="T4">&gt;(</text:span>s<text:span text:style-name="T4">.</text:span>m_size<text:span text:style-name="T4">);</text:span></text:p>
      <text:p text:style-name="P12"><text:span text:style-name="T5"><text:s text:c="2"/></text:span><text:span text:style-name="T3">if</text:span><text:span text:style-name="T4">(</text:span>s<text:span text:style-name="T4">.</text:span>m_size<text:span text:style-name="T5"> </text:span><text:span text:style-name="T4">&gt;</text:span><text:span text:style-name="T5"> </text:span><text:span text:style-name="T7">0</text:span><text:span text:style-name="T4">)</text:span><text:span text:style-name="T5"> </text:span><text:span text:style-name="T4">{</text:span>s<text:span text:style-name="T4">.</text:span>m_centerPoint<text:span text:style-name="T5"> </text:span><text:span text:style-name="T4">/=</text:span><text:span text:style-name="T5"> </text:span>size<text:span text:style-name="T4">;</text:span><text:span text:style-name="T5"> </text:span>s<text:span text:style-name="T4">.</text:span>m_averageVel<text:span text:style-name="T5"> </text:span><text:span text:style-name="T4">/=</text:span><text:span text:style-name="T5"> </text:span>size<text:span text:style-name="T4">;}</text:span></text:p>
      <text:p text:style-name="P28">}</text:p>
      <text:p text:style-name="P7"/>
      <text:p text:style-name="P8">When we update the agents, we can check their position versus the center of their squad, and if they <text:soft-page-break/>are too far away, set their goal to steer towards the center, rather than seek out enemies. <text:span text:style-name="T13">This means that agents tend to stick together somewhat rather than pursuing their own goals, making them more effective in combat, and making it harder to fight multiple enemies at once.</text:span></text:p>
      <text:p text:style-name="P8"/>
      <text:p text:style-name="P27">I also added a confidence value to enemies, which goes down with their health. If it gets too low, they will attempt to flee to a safer place. If they regain their strength, they may return to attack the player.</text:p>
      <text:p text:style-name="P8"/>
      <text:p text:style-name="P10">Collision</text:p>
      <text:p text:style-name="P9">The challenge of collision checking can be split into two. The first is detecting the collisions. Most objects in my game are represented by spheres and lines, since intersection between these is relatively easy to compute. I devised the following functions:</text:p>
      <text:p text:style-name="P9"/>
      <text:p text:style-name="P37"><text:span text:style-name="T3">bool</text:span><text:span text:style-name="T5"> </text:span>lineIntersectSphere<text:span text:style-name="T4">(</text:span><text:span text:style-name="T8">vec3</text:span><text:span text:style-name="T5"> </text:span>_start<text:span text:style-name="T4">,</text:span><text:span text:style-name="T5"> </text:span><text:span text:style-name="T8">vec3</text:span><text:span text:style-name="T5"> </text:span>_end<text:span text:style-name="T4">,</text:span><text:span text:style-name="T5"> </text:span><text:span text:style-name="T8">vec3</text:span><text:span text:style-name="T5"> </text:span>_pos<text:span text:style-name="T4">,</text:span><text:span text:style-name="T5"> </text:span><text:span text:style-name="T3">float</text:span><text:span text:style-name="T5"> </text:span>_radius<text:span text:style-name="T4">)</text:span></text:p>
      <text:p text:style-name="P29">{</text:p>
      <text:p text:style-name="P31"><text:span text:style-name="T5"><text:s text:c="4"/></text:span><text:span text:style-name="T8">vec3</text:span><text:span text:style-name="T5"> </text:span>lineDir<text:span text:style-name="T5"> <text:s/></text:span><text:span text:style-name="T4">=</text:span><text:span text:style-name="T5"> </text:span>_end<text:span text:style-name="T5"> </text:span><text:span text:style-name="T4">-</text:span><text:span text:style-name="T5"> </text:span>_start<text:span text:style-name="T4">;</text:span></text:p>
      <text:p text:style-name="P31"><text:span text:style-name="T5"><text:s text:c="4"/></text:span><text:span text:style-name="T8">vec3</text:span><text:span text:style-name="T5"> </text:span>cp<text:span text:style-name="T5"> </text:span><text:span text:style-name="T4">=</text:span><text:span text:style-name="T5"> </text:span>closest<text:span text:style-name="T4">(</text:span>_start<text:span text:style-name="T4">,</text:span><text:span text:style-name="T5"> </text:span>lineDir<text:span text:style-name="T4">,</text:span><text:span text:style-name="T5"> </text:span>_pos<text:span text:style-name="T4">);</text:span></text:p>
      <text:p text:style-name="P35"><text:span text:style-name="T5"><text:s text:c="4"/></text:span><text:span text:style-name="T8">vec3</text:span><text:span text:style-name="T5"> </text:span>cd<text:span text:style-name="T5"> </text:span><text:span text:style-name="T4">=</text:span><text:span text:style-name="T5"> </text:span>cp<text:span text:style-name="T5"> </text:span><text:span text:style-name="T4">-</text:span><text:span text:style-name="T5"> </text:span>_pos<text:span text:style-name="T4">;</text:span></text:p>
      <text:p text:style-name="P31"><text:span text:style-name="T5"><text:s text:c="4"/></text:span><text:span text:style-name="T3">return</text:span><text:span text:style-name="T5"> </text:span><text:span text:style-name="T4">((</text:span>_radius<text:span text:style-name="T5"> </text:span><text:span text:style-name="T4">*</text:span><text:span text:style-name="T5"> </text:span>_radius<text:span text:style-name="T4">)</text:span><text:span text:style-name="T5"> </text:span><text:span text:style-name="T4">&gt;</text:span><text:span text:style-name="T5"> </text:span>magns<text:span text:style-name="T4">(</text:span>cd<text:span text:style-name="T4">))</text:span><text:span text:style-name="T5"> </text:span><text:span text:style-name="T4">and</text:span><text:span text:style-name="T5"> </text:span>pointOnLine<text:span text:style-name="T4">(</text:span>_start<text:span text:style-name="T4">,</text:span><text:span text:style-name="T5"> </text:span>_end<text:span text:style-name="T4">,</text:span><text:span text:style-name="T5"> </text:span>cp<text:span text:style-name="T4">);</text:span></text:p>
      <text:p text:style-name="P34">}</text:p>
      <text:p text:style-name="P31"><text:span text:style-name="T3">bool</text:span><text:span text:style-name="T5"> </text:span>pointOnLine<text:span text:style-name="T4">(</text:span><text:span text:style-name="T8">vec3</text:span><text:span text:style-name="T5"> </text:span>_start<text:span text:style-name="T4">,</text:span><text:span text:style-name="T5"> </text:span><text:span text:style-name="T8">vec3</text:span><text:span text:style-name="T5"> </text:span>_end<text:span text:style-name="T4">,</text:span><text:span text:style-name="T5"> </text:span><text:span text:style-name="T8">vec3</text:span><text:span text:style-name="T5"> </text:span>_point<text:span text:style-name="T4">)</text:span></text:p>
      <text:p text:style-name="P31"><text:span text:style-name="T4">{</text:span></text:p>
      <text:p text:style-name="P31"><text:span text:style-name="T5"><text:s text:c="4"/></text:span><text:span text:style-name="T8">vec3</text:span><text:span text:style-name="T5"> </text:span>startToPoint<text:span text:style-name="T5"> </text:span><text:span text:style-name="T4">=</text:span><text:span text:style-name="T5"> </text:span>_point<text:span text:style-name="T5"> </text:span><text:span text:style-name="T4">-</text:span><text:span text:style-name="T5"> </text:span>_start<text:span text:style-name="T4">;</text:span></text:p>
      <text:p text:style-name="P31"><text:span text:style-name="T5"><text:s text:c="4"/></text:span><text:span text:style-name="T8">vec3</text:span><text:span text:style-name="T5"> </text:span>startToEnd<text:span text:style-name="T5"> </text:span><text:span text:style-name="T4">=</text:span><text:span text:style-name="T5"> </text:span>_end<text:span text:style-name="T5"> </text:span><text:span text:style-name="T4">-</text:span><text:span text:style-name="T5"> </text:span>_start<text:span text:style-name="T4">;</text:span></text:p>
      <text:p text:style-name="P35"><text:span text:style-name="T5"><text:s text:c="4"/></text:span><text:span text:style-name="T3">float</text:span><text:span text:style-name="T5"> </text:span>dp<text:span text:style-name="T5"> </text:span><text:span text:style-name="T4">=</text:span><text:span text:style-name="T5"> </text:span>dotProdUnit<text:span text:style-name="T4">(</text:span>startToPoint<text:span text:style-name="T4">,</text:span><text:span text:style-name="T5"> </text:span>startToEnd<text:span text:style-name="T4">);</text:span></text:p>
      <text:p text:style-name="P31"><text:span text:style-name="T5"><text:s text:c="4"/></text:span><text:span text:style-name="T3">return</text:span><text:span text:style-name="T5"> </text:span><text:span text:style-name="T4">(</text:span>fabs<text:span text:style-name="T4">(</text:span>dp<text:span text:style-name="T4">)</text:span><text:span text:style-name="T5"> </text:span><text:span text:style-name="T4">&gt;</text:span><text:span text:style-name="T5"> </text:span><text:span text:style-name="T7">0.99f</text:span><text:span text:style-name="T5"> </text:span><text:span text:style-name="T4">and</text:span><text:span text:style-name="T5"> </text:span>fabs<text:span text:style-name="T4">(</text:span>dp<text:span text:style-name="T4">)</text:span><text:span text:style-name="T5"> </text:span><text:span text:style-name="T4">&lt;</text:span><text:span text:style-name="T5"> </text:span><text:span text:style-name="T7">1.01f</text:span><text:span text:style-name="T4">)</text:span><text:span text:style-name="T5"> </text:span><text:span text:style-name="T4">and</text:span><text:span text:style-name="T5"> </text:span>pointInBox<text:span text:style-name="T4">(</text:span>_point<text:span text:style-name="T4">,</text:span><text:span text:style-name="T5"> </text:span>_start<text:span text:style-name="T4">,</text:span><text:span text:style-name="T5"> </text:span>_end<text:span text:style-name="T4">);</text:span></text:p>
      <text:p text:style-name="P29">}</text:p>
      <text:p text:style-name="P13"/>
      <text:p text:style-name="P14">The function lineIntersectSphere() takes a line start, line end, sphere center and radius and checks two things:</text:p>
      <text:p text:style-name="P14"/>
      <text:p text:style-name="P14">1) <text:span text:style-name="T10">Finds the closest point on the infinite line to the center of the sphere, and checks whether the distance between the two is less than that of the circles radius.</text:span></text:p>
      <text:p text:style-name="P14"/>
      <text:p text:style-name="P15">2)Checks that the closest point lies on the given line segment.</text:p>
      <text:p text:style-name="P15"/>
      <text:p text:style-name="P15">The pointOnLine() function takes a start, end and a point, then returns whether the point lies on the line. An issue I encountered when doing floating point arithmetic such as this is that it is often useful to add a little slack to comparisons, for example, rather than:</text:p>
      <text:p text:style-name="P15"/>
      <text:p text:style-name="P24">a == b;</text:p>
      <text:p text:style-name="P24"/>
      <text:p text:style-name="P15">I would do something like:</text:p>
      <text:p text:style-name="P24"/>
      <text:p text:style-name="P24">fabs(a – b) &lt;= someSmallValue;</text:p>
      <text:p text:style-name="P24"/>
      <text:p text:style-name="P15"><text:soft-page-break/>The function itself compares the dots the vector from the start to the point, and the start to the end, and then checks that the point lies within the AABB <text:s/>created by the line.</text:p>
      <text:p text:style-name="P15"/>
      <text:p text:style-name="P16">This function runs reasonably quickly. However, there can be large numbers of objects interacting at one point in my game. At the main menu, for example, it was common for there to be up to 400 ships and 700 lasers in the scene at once, 280000 collision checks using a brute force approach. I tried using a naive o(n)^2 collision check at the start of implementation but this quickly slowed to a crawl as more ships entered the scene. To combat this, I split my collision algorithms in two, as suggested by Randy Gaul [CITE THIS]. A 'broad phase' runs through all the entities in the scene and partitions them based on position, before the 'narrow phase' which checks intersections as outlined above.</text:p>
      <text:p text:style-name="P16"/>
      <text:p text:style-name="P16">The broad phase algorithm is as follows:</text:p>
      <text:p text:style-name="P16"/>
      <text:p text:style-name="P39"><text:span text:style-name="T3">void</text:span><text:span text:style-name="T5"> </text:span><text:span text:style-name="T8">universe</text:span><text:span text:style-name="T4">::</text:span>detectCollisions<text:span text:style-name="T4">(</text:span></text:p>
      <text:p text:style-name="P32"><text:span text:style-name="T5"><text:s text:c="8"/></text:span><text:span text:style-name="T8">SDL_Rect</text:span><text:span text:style-name="T5"> </text:span>_box<text:span text:style-name="T4">,</text:span></text:p>
      <text:p text:style-name="P32"><text:span text:style-name="T5"><text:s text:c="8"/></text:span><text:span text:style-name="T8">std</text:span><text:span text:style-name="T4">::</text:span><text:span text:style-name="T8">vector</text:span><text:span text:style-name="T4">&lt;</text:span><text:span text:style-name="T8">enemy</text:span><text:span text:style-name="T4">*&gt;</text:span><text:span text:style-name="T5"> </text:span>_ships<text:span text:style-name="T4">,</text:span></text:p>
      <text:p text:style-name="P32"><text:span text:style-name="T5"><text:s text:c="8"/></text:span><text:span text:style-name="T8">std</text:span><text:span text:style-name="T4">::</text:span><text:span text:style-name="T8">vector</text:span><text:span text:style-name="T4">&lt;</text:span><text:span text:style-name="T8">laser</text:span><text:span text:style-name="T4">*&gt;</text:span><text:span text:style-name="T5"> </text:span>_lasers<text:span text:style-name="T4">,</text:span></text:p>
      <text:p text:style-name="P32"><text:span text:style-name="T5"><text:s text:c="8"/></text:span><text:span text:style-name="T8">std</text:span><text:span text:style-name="T4">::</text:span><text:span text:style-name="T8">vector</text:span><text:span text:style-name="T4">&lt;</text:span><text:span text:style-name="T8">missile</text:span><text:span text:style-name="T4">*&gt;</text:span><text:span text:style-name="T5"> </text:span>_rockets<text:span text:style-name="T4">,</text:span></text:p>
      <text:p text:style-name="P32"><text:span text:style-name="T5"><text:s text:c="8"/></text:span><text:span text:style-name="T8">std</text:span><text:span text:style-name="T4">::</text:span><text:span text:style-name="T8">vector</text:span><text:span text:style-name="T4">&lt;</text:span><text:span text:style-name="T8">ship</text:span><text:span text:style-name="T4">*&gt;</text:span><text:span text:style-name="T5"> </text:span>_rocks<text:span text:style-name="T4">,</text:span></text:p>
      <text:p text:style-name="P32"><text:span text:style-name="T5"><text:s text:c="8"/></text:span><text:span text:style-name="T3">unsigned</text:span><text:span text:style-name="T5"> </text:span><text:span text:style-name="T3">short</text:span><text:span text:style-name="T5"> </text:span><text:span text:style-name="T3">int</text:span><text:span text:style-name="T5"> </text:span>_lvl</text:p>
      <text:p text:style-name="P32"><text:span text:style-name="T5"><text:s text:c="8"/></text:span><text:span text:style-name="T4">)</text:span></text:p>
      <text:p text:style-name="P30">{</text:p>
      <text:p text:style-name="P32"><text:span text:style-name="T5"><text:s text:c="4"/></text:span><text:span text:style-name="T8">size_t</text:span><text:span text:style-name="T5"> </text:span>count<text:span text:style-name="T5"> </text:span><text:span text:style-name="T4">=</text:span><text:span text:style-name="T5"> </text:span><text:span text:style-name="T7">0</text:span><text:span text:style-name="T4">;</text:span></text:p>
      <text:p text:style-name="P32"><text:span text:style-name="T5"><text:s text:c="4"/></text:span><text:span text:style-name="T8">std</text:span><text:span text:style-name="T4">::</text:span><text:span text:style-name="T8">vector</text:span><text:span text:style-name="T4">&lt;</text:span><text:span text:style-name="T8">enemy</text:span><text:span text:style-name="T4">*&gt;</text:span><text:span text:style-name="T5"> </text:span>pships<text:span text:style-name="T4">;</text:span></text:p>
      <text:p text:style-name="P32"><text:span text:style-name="T5"><text:s text:c="4"/></text:span><text:span text:style-name="T8">std</text:span><text:span text:style-name="T4">::</text:span><text:span text:style-name="T8">vector</text:span><text:span text:style-name="T4">&lt;</text:span><text:span text:style-name="T8">laser</text:span><text:span text:style-name="T4">*&gt;</text:span><text:span text:style-name="T5"> </text:span>plasers<text:span text:style-name="T4">;</text:span></text:p>
      <text:p text:style-name="P32"><text:span text:style-name="T5"><text:s text:c="4"/></text:span><text:span text:style-name="T8">std</text:span><text:span text:style-name="T4">::</text:span><text:span text:style-name="T8">vector</text:span><text:span text:style-name="T4">&lt;</text:span><text:span text:style-name="T8">missile</text:span><text:span text:style-name="T4">*&gt;</text:span><text:span text:style-name="T5"> </text:span>prockets<text:span text:style-name="T4">;</text:span></text:p>
      <text:p text:style-name="P36"><text:span text:style-name="T5"><text:s text:c="4"/></text:span><text:span text:style-name="T8">std</text:span><text:span text:style-name="T4">::</text:span><text:span text:style-name="T8">vector</text:span><text:span text:style-name="T4">&lt;</text:span><text:span text:style-name="T8">ship</text:span><text:span text:style-name="T4">*&gt;</text:span><text:span text:style-name="T5"> </text:span>procks<text:span text:style-name="T4">;</text:span></text:p>
      <text:p text:style-name="P32"><text:span text:style-name="T5"><text:s text:c="4"/></text:span><text:span text:style-name="T8">vec2</text:span><text:span text:style-name="T5"> </text:span>boxPos<text:span text:style-name="T5"> </text:span><text:span text:style-name="T4">=</text:span><text:span text:style-name="T5"> </text:span><text:span text:style-name="T4">{</text:span><text:span text:style-name="T3">static_cast</text:span><text:span text:style-name="T4">&lt;</text:span><text:span text:style-name="T3">float</text:span><text:span text:style-name="T4">&gt;(</text:span>_box<text:span text:style-name="T4">.</text:span><text:span text:style-name="T6">x</text:span><text:span text:style-name="T4">),</text:span><text:span text:style-name="T5"> </text:span><text:span text:style-name="T3">static_cast</text:span><text:span text:style-name="T4">&lt;</text:span><text:span text:style-name="T3">float</text:span><text:span text:style-name="T4">&gt;(</text:span>_box<text:span text:style-name="T4">.</text:span><text:span text:style-name="T6">y</text:span><text:span text:style-name="T4">)};</text:span></text:p>
      <text:p text:style-name="P36"><text:span text:style-name="T5"><text:s text:c="4"/></text:span><text:span text:style-name="T8">vec2</text:span><text:span text:style-name="T5"> </text:span>boxDim<text:span text:style-name="T5"> </text:span><text:span text:style-name="T4">=</text:span><text:span text:style-name="T5"> </text:span><text:span text:style-name="T4">{</text:span><text:span text:style-name="T3">static_cast</text:span><text:span text:style-name="T4">&lt;</text:span><text:span text:style-name="T3">float</text:span><text:span text:style-name="T4">&gt;(</text:span>_box<text:span text:style-name="T4">.</text:span><text:span text:style-name="T6">w</text:span><text:span text:style-name="T4">),</text:span><text:span text:style-name="T5"> </text:span><text:span text:style-name="T3">static_cast</text:span><text:span text:style-name="T4">&lt;</text:span><text:span text:style-name="T3">float</text:span><text:span text:style-name="T4">&gt;(</text:span>_box<text:span text:style-name="T4">.</text:span><text:span text:style-name="T6">h</text:span><text:span text:style-name="T4">)};</text:span></text:p>
      <text:p text:style-name="P32"><text:span text:style-name="T5"><text:s text:c="4"/></text:span><text:span text:style-name="T3">for</text:span><text:span text:style-name="T4">(</text:span><text:span text:style-name="T3">auto</text:span><text:span text:style-name="T4">&amp;</text:span><text:span text:style-name="T5"> </text:span>i<text:span text:style-name="T4">:</text:span><text:span text:style-name="T5"> </text:span>_ships<text:span text:style-name="T4">)</text:span></text:p>
      <text:p text:style-name="P32"><text:span text:style-name="T5"><text:s text:c="4"/></text:span><text:span text:style-name="T4">{</text:span></text:p>
      <text:p text:style-name="P32"><text:span text:style-name="T5"><text:s text:c="8"/></text:span><text:span text:style-name="T3">if</text:span><text:span text:style-name="T4">(</text:span><text:span text:style-name="T5"> </text:span>circleIntersectRect<text:span text:style-name="T4">(</text:span>tovec2<text:span text:style-name="T4">(</text:span>i<text:span text:style-name="T4">-&gt;</text:span>getPos<text:span text:style-name="T4">()),</text:span><text:span text:style-name="T5"> </text:span>i<text:span text:style-name="T4">-&gt;</text:span>getRadius<text:span text:style-name="T4">(),</text:span><text:span text:style-name="T5"> </text:span>boxPos<text:span text:style-name="T4">,</text:span><text:span text:style-name="T5"> </text:span>boxDim<text:span text:style-name="T5"> </text:span><text:span text:style-name="T4">)</text:span><text:span text:style-name="T5"> </text:span><text:span text:style-name="T4">)</text:span></text:p>
      <text:p text:style-name="P32"><text:span text:style-name="T5"><text:s text:c="8"/></text:span><text:span text:style-name="T4">{</text:span></text:p>
      <text:p text:style-name="P32"><text:span text:style-name="T5"><text:s text:c="12"/></text:span>pships<text:span text:style-name="T4">.</text:span>push_back<text:span text:style-name="T4">(</text:span>i<text:span text:style-name="T4">);</text:span></text:p>
      <text:p text:style-name="P32"><text:span text:style-name="T5"><text:s text:c="12"/></text:span>count<text:span text:style-name="T4">++;</text:span></text:p>
      <text:p text:style-name="P32"><text:span text:style-name="T5"><text:s text:c="8"/></text:span><text:span text:style-name="T4">}</text:span></text:p>
      <text:p text:style-name="P36"><text:span text:style-name="T5"><text:s text:c="4"/></text:span><text:span text:style-name="T4">}</text:span></text:p>
      <text:p text:style-name="P32"><text:span text:style-name="T5"><text:s text:c="4"/></text:span><text:span text:style-name="T3">for</text:span><text:span text:style-name="T4">(</text:span><text:span text:style-name="T3">auto</text:span><text:span text:style-name="T5"> </text:span><text:span text:style-name="T4">&amp;</text:span>i<text:span text:style-name="T5"> </text:span><text:span text:style-name="T4">:</text:span><text:span text:style-name="T5"> </text:span>_rockets<text:span text:style-name="T4">)</text:span></text:p>
      <text:p text:style-name="P32"><text:span text:style-name="T5"><text:s text:c="4"/></text:span><text:span text:style-name="T4">{</text:span></text:p>
      <text:p text:style-name="P32"><text:span text:style-name="T5"><text:s text:c="8"/></text:span><text:span text:style-name="T3">if</text:span><text:span text:style-name="T4">(</text:span><text:span text:style-name="T5"> </text:span>circleIntersectRect<text:span text:style-name="T4">(</text:span>tovec2<text:span text:style-name="T4">(</text:span>i<text:span text:style-name="T4">-&gt;</text:span>getPos<text:span text:style-name="T4">()),</text:span><text:span text:style-name="T5"> </text:span>i<text:span text:style-name="T4">-&gt;</text:span>getRadius<text:span text:style-name="T4">(),</text:span><text:span text:style-name="T5"> </text:span>boxPos<text:span text:style-name="T4">,</text:span><text:span text:style-name="T5"> </text:span>boxDim<text:span text:style-name="T5"> </text:span><text:span text:style-name="T4">)</text:span><text:span text:style-name="T5"> </text:span><text:span text:style-name="T4">)</text:span></text:p>
      <text:p text:style-name="P32"><text:span text:style-name="T5"><text:s text:c="8"/></text:span><text:span text:style-name="T4">{</text:span></text:p>
      <text:p text:style-name="P32"><text:span text:style-name="T5"><text:s text:c="12"/></text:span>prockets<text:span text:style-name="T4">.</text:span>push_back<text:span text:style-name="T4">(</text:span>i<text:span text:style-name="T4">);</text:span></text:p>
      <text:p text:style-name="P32"><text:span text:style-name="T5"><text:s text:c="12"/></text:span>count<text:span text:style-name="T4">++;</text:span></text:p>
      <text:p text:style-name="P32"><text:span text:style-name="T5"><text:s text:c="8"/></text:span><text:span text:style-name="T4">}</text:span></text:p>
      <text:p text:style-name="P36"><text:span text:style-name="T5"><text:s text:c="4"/></text:span><text:span text:style-name="T4">}</text:span></text:p>
      <text:p text:style-name="P32"><text:span text:style-name="T5"><text:s text:c="4"/></text:span><text:span text:style-name="T3">for</text:span><text:span text:style-name="T4">(</text:span><text:span text:style-name="T3">auto</text:span><text:span text:style-name="T5"> </text:span><text:span text:style-name="T4">&amp;</text:span>i<text:span text:style-name="T5"> </text:span><text:span text:style-name="T4">:</text:span><text:span text:style-name="T5"> </text:span>_rocks<text:span text:style-name="T4">)</text:span></text:p>
      <text:p text:style-name="P32"><text:soft-page-break/><text:span text:style-name="T5"><text:s text:c="4"/></text:span><text:span text:style-name="T4">{</text:span></text:p>
      <text:p text:style-name="P32"><text:span text:style-name="T5"><text:s text:c="8"/></text:span><text:span text:style-name="T3">if</text:span><text:span text:style-name="T4">(</text:span><text:span text:style-name="T5"> </text:span>circleIntersectRect<text:span text:style-name="T4">(</text:span>tovec2<text:span text:style-name="T4">(</text:span>i<text:span text:style-name="T4">-&gt;</text:span>getPos<text:span text:style-name="T4">()),</text:span><text:span text:style-name="T5"> </text:span>i<text:span text:style-name="T4">-&gt;</text:span>getRadius<text:span text:style-name="T4">(),</text:span><text:span text:style-name="T5"> </text:span>boxPos<text:span text:style-name="T4">,</text:span><text:span text:style-name="T5"> </text:span>boxDim<text:span text:style-name="T5"> </text:span><text:span text:style-name="T4">)</text:span><text:span text:style-name="T5"> </text:span><text:span text:style-name="T4">)</text:span></text:p>
      <text:p text:style-name="P32"><text:span text:style-name="T5"><text:s text:c="8"/></text:span><text:span text:style-name="T4">{</text:span></text:p>
      <text:p text:style-name="P32"><text:span text:style-name="T5"><text:s text:c="12"/></text:span>procks<text:span text:style-name="T4">.</text:span>push_back<text:span text:style-name="T4">(</text:span>i<text:span text:style-name="T4">);</text:span></text:p>
      <text:p text:style-name="P32"><text:span text:style-name="T5"><text:s text:c="12"/></text:span>count<text:span text:style-name="T4">++;</text:span></text:p>
      <text:p text:style-name="P32"><text:span text:style-name="T5"><text:s text:c="8"/></text:span><text:span text:style-name="T4">}</text:span></text:p>
      <text:p text:style-name="P36"><text:span text:style-name="T5"><text:s text:c="4"/></text:span><text:span text:style-name="T4">}</text:span></text:p>
      <text:p text:style-name="P32"><text:span text:style-name="T5"><text:s text:c="4"/></text:span><text:span text:style-name="T3">for</text:span><text:span text:style-name="T4">(</text:span><text:span text:style-name="T3">auto</text:span><text:span text:style-name="T5"> </text:span><text:span text:style-name="T4">&amp;</text:span>i<text:span text:style-name="T5"> </text:span><text:span text:style-name="T4">:</text:span><text:span text:style-name="T5"> </text:span>_lasers<text:span text:style-name="T4">)</text:span></text:p>
      <text:p text:style-name="P32"><text:span text:style-name="T5"><text:s text:c="4"/></text:span><text:span text:style-name="T4">{</text:span></text:p>
      <text:p text:style-name="P32"><text:span text:style-name="T5"><text:s text:c="8"/></text:span><text:span text:style-name="T8">vec2</text:span><text:span text:style-name="T5"> </text:span>p<text:span text:style-name="T5"> </text:span><text:span text:style-name="T4">=</text:span><text:span text:style-name="T5"> </text:span>tovec2<text:span text:style-name="T4">(</text:span>i<text:span text:style-name="T4">-&gt;</text:span>getPos<text:span text:style-name="T4">());</text:span></text:p>
      <text:p text:style-name="P36"><text:span text:style-name="T5"><text:s text:c="8"/></text:span><text:span text:style-name="T8">vec2</text:span><text:span text:style-name="T5"> </text:span>v<text:span text:style-name="T5"> </text:span><text:span text:style-name="T4">=</text:span><text:span text:style-name="T5"> </text:span>p<text:span text:style-name="T5"> </text:span><text:span text:style-name="T4">+</text:span><text:span text:style-name="T5"> </text:span>tovec2<text:span text:style-name="T4">(</text:span>i<text:span text:style-name="T4">-&gt;</text:span>getVel<text:span text:style-name="T4">());</text:span></text:p>
      <text:p text:style-name="P32"><text:span text:style-name="T5"><text:s text:c="8"/></text:span><text:span text:style-name="T3">int</text:span><text:span text:style-name="T5"> </text:span>sx<text:span text:style-name="T5"> </text:span><text:span text:style-name="T4">=</text:span><text:span text:style-name="T5"> </text:span>p<text:span text:style-name="T4">.</text:span><text:span text:style-name="T6">m_x</text:span><text:span text:style-name="T4">,</text:span><text:span text:style-name="T5"> </text:span>sy<text:span text:style-name="T5"> </text:span><text:span text:style-name="T4">=</text:span><text:span text:style-name="T5"> </text:span>p<text:span text:style-name="T4">.</text:span><text:span text:style-name="T6">m_y</text:span><text:span text:style-name="T4">,</text:span><text:span text:style-name="T5"> </text:span>ex<text:span text:style-name="T5"> </text:span><text:span text:style-name="T4">=</text:span><text:span text:style-name="T5"> </text:span>v<text:span text:style-name="T4">.</text:span><text:span text:style-name="T6">m_x</text:span><text:span text:style-name="T4">,</text:span><text:span text:style-name="T5"> </text:span>ey<text:span text:style-name="T5"> </text:span><text:span text:style-name="T4">=</text:span><text:span text:style-name="T5"> </text:span>v<text:span text:style-name="T4">.</text:span><text:span text:style-name="T6">m_y</text:span><text:span text:style-name="T4">;</text:span></text:p>
      <text:p text:style-name="P32"><text:span text:style-name="T5"><text:s text:c="8"/></text:span><text:span text:style-name="T3">if</text:span><text:span text:style-name="T4">(</text:span><text:span text:style-name="T5"> </text:span>SDL_IntersectRectAndLine<text:span text:style-name="T4">(&amp;</text:span>_box<text:span text:style-name="T4">,</text:span><text:span text:style-name="T5"> </text:span><text:span text:style-name="T4">&amp;</text:span>sx<text:span text:style-name="T4">,</text:span><text:span text:style-name="T5"> </text:span><text:span text:style-name="T4">&amp;</text:span>sy<text:span text:style-name="T4">,</text:span><text:span text:style-name="T5"> </text:span><text:span text:style-name="T4">&amp;</text:span>ex<text:span text:style-name="T4">,</text:span><text:span text:style-name="T5"> </text:span><text:span text:style-name="T4">&amp;</text:span>ey<text:span text:style-name="T5"> </text:span><text:span text:style-name="T4">)</text:span><text:span text:style-name="T5"> </text:span><text:span text:style-name="T4">)</text:span></text:p>
      <text:p text:style-name="P32"><text:span text:style-name="T5"><text:s text:c="8"/></text:span><text:span text:style-name="T4">{</text:span></text:p>
      <text:p text:style-name="P32"><text:span text:style-name="T5"><text:s text:c="12"/></text:span>plasers<text:span text:style-name="T4">.</text:span>push_back<text:span text:style-name="T4">(</text:span>i<text:span text:style-name="T4">);</text:span></text:p>
      <text:p text:style-name="P32"><text:span text:style-name="T5"><text:s text:c="12"/></text:span>count<text:span text:style-name="T4">++;</text:span></text:p>
      <text:p text:style-name="P32"><text:span text:style-name="T5"><text:s text:c="8"/></text:span><text:span text:style-name="T4">}</text:span></text:p>
      <text:p text:style-name="P36"><text:span text:style-name="T5"><text:s text:c="4"/></text:span><text:span text:style-name="T4">}</text:span></text:p>
      <text:p text:style-name="P32"><text:span text:style-name="T5"><text:s text:c="4"/></text:span><text:span text:style-name="T3">if</text:span><text:span text:style-name="T4">(</text:span>count<text:span text:style-name="T5"> </text:span><text:span text:style-name="T4">&lt;</text:span><text:span text:style-name="T5"> </text:span><text:span text:style-name="T7">16</text:span><text:span text:style-name="T5"> </text:span><text:span text:style-name="T4">or</text:span><text:span text:style-name="T5"> </text:span>_lvl<text:span text:style-name="T5"> </text:span><text:span text:style-name="T4">&gt;</text:span><text:span text:style-name="T5"> </text:span><text:span text:style-name="T7">8</text:span><text:span text:style-name="T5"> </text:span><text:span text:style-name="T4">or</text:span><text:span text:style-name="T5"> </text:span>_lasers<text:span text:style-name="T4">.</text:span>size<text:span text:style-name="T4">()</text:span><text:span text:style-name="T5"> </text:span><text:span text:style-name="T4">==</text:span><text:span text:style-name="T5"> </text:span><text:span text:style-name="T7">0</text:span><text:span text:style-name="T5"> </text:span><text:span text:style-name="T4">or</text:span><text:span text:style-name="T5"> </text:span><text:span text:style-name="T4">(</text:span><text:span text:style-name="T5"> </text:span>_ships<text:span text:style-name="T4">.</text:span>size<text:span text:style-name="T4">()</text:span><text:span text:style-name="T5"> </text:span><text:span text:style-name="T4">==</text:span><text:span text:style-name="T5"> </text:span><text:span text:style-name="T7">0</text:span><text:span text:style-name="T5"> </text:span><text:span text:style-name="T4">and</text:span><text:span text:style-name="T5"> </text:span>_rockets<text:span text:style-name="T4">.</text:span>size<text:span text:style-name="T4">()</text:span><text:span text:style-name="T5"> </text:span><text:span text:style-name="T4">==</text:span><text:span text:style-name="T5"> </text:span><text:span text:style-name="T7">0</text:span><text:span text:style-name="T5"> </text:span><text:span text:style-name="T4">and</text:span><text:span text:style-name="T5"> </text:span>_rocks<text:span text:style-name="T4">.</text:span>size<text:span text:style-name="T4">()</text:span><text:span text:style-name="T5"> </text:span><text:span text:style-name="T4">==</text:span><text:span text:style-name="T5"> </text:span><text:span text:style-name="T7">0</text:span><text:span text:style-name="T5"> </text:span><text:span text:style-name="T4">))</text:span></text:p>
      <text:p text:style-name="P32"><text:span text:style-name="T5"><text:s text:c="4"/></text:span><text:span text:style-name="T4">{</text:span></text:p>
      <text:p text:style-name="P32"><text:span text:style-name="T5"><text:s text:c="8"/></text:span><text:span text:style-name="T6">m_partitions</text:span><text:span text:style-name="T4">.</text:span><text:span text:style-name="T6">ships</text:span><text:span text:style-name="T4">.</text:span>push_back<text:span text:style-name="T4">(</text:span>pships<text:span text:style-name="T4">);</text:span></text:p>
      <text:p text:style-name="P32"><text:span text:style-name="T5"><text:s text:c="8"/></text:span><text:span text:style-name="T6">m_partitions</text:span><text:span text:style-name="T4">.</text:span><text:span text:style-name="T6">lasers</text:span><text:span text:style-name="T4">.</text:span>push_back<text:span text:style-name="T4">(</text:span>plasers<text:span text:style-name="T4">);</text:span></text:p>
      <text:p text:style-name="P32"><text:span text:style-name="T5"><text:s text:c="8"/></text:span><text:span text:style-name="T6">m_partitions</text:span><text:span text:style-name="T4">.</text:span><text:span text:style-name="T6">rockets</text:span><text:span text:style-name="T4">.</text:span>push_back<text:span text:style-name="T4">(</text:span>prockets<text:span text:style-name="T4">);</text:span></text:p>
      <text:p text:style-name="P32"><text:span text:style-name="T5"><text:s text:c="8"/></text:span><text:span text:style-name="T6">m_partitions</text:span><text:span text:style-name="T4">.</text:span><text:span text:style-name="T6">rocks</text:span><text:span text:style-name="T4">.</text:span>push_back<text:span text:style-name="T4">(</text:span>procks<text:span text:style-name="T4">);</text:span></text:p>
      <text:p text:style-name="P32"><text:span text:style-name="T11">#if</text:span><text:span text:style-name="T5"> </text:span><text:span text:style-name="T11">RENDER_MODE</text:span><text:span text:style-name="T5"> </text:span><text:span text:style-name="T4">==</text:span><text:span text:style-name="T5"> </text:span><text:span text:style-name="T7">0</text:span></text:p>
      <text:p text:style-name="P32"><text:span text:style-name="T5"><text:s text:c="8"/></text:span>m_partitions<text:span text:style-name="T4">.</text:span>rects<text:span text:style-name="T4">.</text:span>push_back<text:span text:style-name="T4">(</text:span>_box<text:span text:style-name="T4">);</text:span></text:p>
      <text:p text:style-name="P33">#endif</text:p>
      <text:p text:style-name="P32"><text:span text:style-name="T5"><text:s text:c="4"/></text:span><text:span text:style-name="T4">}</text:span></text:p>
      <text:p text:style-name="P32"><text:span text:style-name="T5"><text:s text:c="4"/></text:span><text:span text:style-name="T3">else</text:span></text:p>
      <text:p text:style-name="P32"><text:span text:style-name="T5"><text:s text:c="4"/></text:span><text:span text:style-name="T4">{</text:span></text:p>
      <text:p text:style-name="P32"><text:span text:style-name="T5"><text:s text:c="8"/></text:span><text:span text:style-name="T3">int</text:span><text:span text:style-name="T5"> </text:span>x<text:span text:style-name="T5"> </text:span><text:span text:style-name="T4">=</text:span><text:span text:style-name="T5"> </text:span>_box<text:span text:style-name="T4">.</text:span><text:span text:style-name="T6">x</text:span><text:span text:style-name="T4">,</text:span><text:span text:style-name="T5"> </text:span>y<text:span text:style-name="T5"> </text:span><text:span text:style-name="T4">=</text:span><text:span text:style-name="T5"> </text:span>_box<text:span text:style-name="T4">.</text:span><text:span text:style-name="T6">y</text:span><text:span text:style-name="T4">,</text:span><text:span text:style-name="T5"> </text:span>w<text:span text:style-name="T5"> </text:span><text:span text:style-name="T4">=</text:span><text:span text:style-name="T5"> </text:span>_box<text:span text:style-name="T4">.</text:span><text:span text:style-name="T6">w</text:span><text:span text:style-name="T5"> </text:span><text:span text:style-name="T4">/</text:span><text:span text:style-name="T5"> </text:span><text:span text:style-name="T7">2</text:span><text:span text:style-name="T4">,</text:span><text:span text:style-name="T5"> </text:span>h<text:span text:style-name="T5"> </text:span><text:span text:style-name="T4">=</text:span><text:span text:style-name="T5"> </text:span>_box<text:span text:style-name="T4">.</text:span><text:span text:style-name="T6">h</text:span><text:span text:style-name="T5"> </text:span><text:span text:style-name="T4">/</text:span><text:span text:style-name="T5"> </text:span><text:span text:style-name="T7">2</text:span><text:span text:style-name="T4">;</text:span></text:p>
      <text:p text:style-name="P32"><text:span text:style-name="T5"><text:s text:c="8"/></text:span><text:span text:style-name="T8">SDL_Rect</text:span><text:span text:style-name="T5"> </text:span>r1<text:span text:style-name="T5"> </text:span><text:span text:style-name="T4">=</text:span><text:span text:style-name="T5"> </text:span><text:span text:style-name="T4">{</text:span>x<text:span text:style-name="T4">,</text:span><text:span text:style-name="T5"> <text:s text:c="14"/></text:span>y<text:span text:style-name="T4">,</text:span><text:span text:style-name="T5"> <text:s text:c="13"/></text:span>w<text:span text:style-name="T4">,</text:span><text:span text:style-name="T5"> <text:s text:c="13"/></text:span>h<text:span text:style-name="T4">};</text:span></text:p>
      <text:p text:style-name="P32"><text:span text:style-name="T5"><text:s text:c="8"/></text:span><text:span text:style-name="T8">SDL_Rect</text:span><text:span text:style-name="T5"> </text:span>r2<text:span text:style-name="T5"> </text:span><text:span text:style-name="T4">=</text:span><text:span text:style-name="T5"> </text:span><text:span text:style-name="T4">{</text:span>x<text:span text:style-name="T5"> </text:span><text:span text:style-name="T4">+</text:span><text:span text:style-name="T5"> </text:span>w<text:span text:style-name="T4">,</text:span><text:span text:style-name="T5"> <text:s text:c="2"/></text:span>y<text:span text:style-name="T4">,</text:span><text:span text:style-name="T5"> <text:s text:c="13"/></text:span>w<text:span text:style-name="T4">,</text:span><text:span text:style-name="T5"> <text:s text:c="13"/></text:span>h<text:span text:style-name="T4">};</text:span></text:p>
      <text:p text:style-name="P32"><text:span text:style-name="T5"><text:s text:c="8"/></text:span><text:span text:style-name="T8">SDL_Rect</text:span><text:span text:style-name="T5"> </text:span>r3<text:span text:style-name="T5"> </text:span><text:span text:style-name="T4">=</text:span><text:span text:style-name="T5"> </text:span><text:span text:style-name="T4">{</text:span>x<text:span text:style-name="T4">,</text:span><text:span text:style-name="T5"> <text:s text:c="14"/></text:span>y<text:span text:style-name="T5"> </text:span><text:span text:style-name="T4">+</text:span><text:span text:style-name="T5"> </text:span>h<text:span text:style-name="T4">,</text:span><text:span text:style-name="T5"> <text:s/></text:span>w<text:span text:style-name="T4">,</text:span><text:span text:style-name="T5"> <text:s text:c="13"/></text:span>h<text:span text:style-name="T4">};</text:span></text:p>
      <text:p text:style-name="P36"><text:span text:style-name="T5"><text:s text:c="8"/></text:span><text:span text:style-name="T8">SDL_Rect</text:span><text:span text:style-name="T5"> </text:span>r4<text:span text:style-name="T5"> </text:span><text:span text:style-name="T4">=</text:span><text:span text:style-name="T5"> </text:span><text:span text:style-name="T4">{</text:span>x<text:span text:style-name="T5"> </text:span><text:span text:style-name="T4">+</text:span><text:span text:style-name="T5"> </text:span>w<text:span text:style-name="T4">,</text:span><text:span text:style-name="T5"> <text:s text:c="2"/></text:span>y<text:span text:style-name="T5"> </text:span><text:span text:style-name="T4">+</text:span><text:span text:style-name="T5"> </text:span>h<text:span text:style-name="T4">,</text:span><text:span text:style-name="T5"> <text:s/></text:span>w<text:span text:style-name="T4">,</text:span><text:span text:style-name="T5"> <text:s text:c="13"/></text:span>h<text:span text:style-name="T4">};</text:span></text:p>
      <text:p text:style-name="P32"><text:span text:style-name="T5"><text:s text:c="8"/></text:span>detectCollisions<text:span text:style-name="T4">(</text:span>r1<text:span text:style-name="T4">,</text:span><text:span text:style-name="T5"> </text:span>pships<text:span text:style-name="T4">,</text:span><text:span text:style-name="T5"> </text:span>plasers<text:span text:style-name="T4">,</text:span><text:span text:style-name="T5"> </text:span>prockets<text:span text:style-name="T4">,</text:span><text:span text:style-name="T5"> </text:span>procks<text:span text:style-name="T4">,</text:span><text:span text:style-name="T5"> </text:span>_lvl<text:span text:style-name="T5"> </text:span><text:span text:style-name="T4">+</text:span><text:span text:style-name="T5"> </text:span><text:span text:style-name="T7">1</text:span><text:span text:style-name="T4">);</text:span></text:p>
      <text:p text:style-name="P32"><text:span text:style-name="T5"><text:s text:c="8"/></text:span>detectCollisions<text:span text:style-name="T4">(</text:span>r2<text:span text:style-name="T4">,</text:span><text:span text:style-name="T5"> </text:span>pships<text:span text:style-name="T4">,</text:span><text:span text:style-name="T5"> </text:span>plasers<text:span text:style-name="T4">,</text:span><text:span text:style-name="T5"> </text:span>prockets<text:span text:style-name="T4">,</text:span><text:span text:style-name="T5"> </text:span>procks<text:span text:style-name="T4">,</text:span><text:span text:style-name="T5"> </text:span>_lvl<text:span text:style-name="T5"> </text:span><text:span text:style-name="T4">+</text:span><text:span text:style-name="T5"> </text:span><text:span text:style-name="T7">1</text:span><text:span text:style-name="T4">);</text:span></text:p>
      <text:p text:style-name="P32"><text:span text:style-name="T5"><text:s text:c="8"/></text:span>detectCollisions<text:span text:style-name="T4">(</text:span>r3<text:span text:style-name="T4">,</text:span><text:span text:style-name="T5"> </text:span>pships<text:span text:style-name="T4">,</text:span><text:span text:style-name="T5"> </text:span>plasers<text:span text:style-name="T4">,</text:span><text:span text:style-name="T5"> </text:span>prockets<text:span text:style-name="T4">,</text:span><text:span text:style-name="T5"> </text:span>procks<text:span text:style-name="T4">,</text:span><text:span text:style-name="T5"> </text:span>_lvl<text:span text:style-name="T5"> </text:span><text:span text:style-name="T4">+</text:span><text:span text:style-name="T5"> </text:span><text:span text:style-name="T7">1</text:span><text:span text:style-name="T4">);</text:span></text:p>
      <text:p text:style-name="P32"><text:span text:style-name="T5"><text:s text:c="8"/></text:span>detectCollisions<text:span text:style-name="T4">(</text:span>r4<text:span text:style-name="T4">,</text:span><text:span text:style-name="T5"> </text:span>pships<text:span text:style-name="T4">,</text:span><text:span text:style-name="T5"> </text:span>plasers<text:span text:style-name="T4">,</text:span><text:span text:style-name="T5"> </text:span>prockets<text:span text:style-name="T4">,</text:span><text:span text:style-name="T5"> </text:span>procks<text:span text:style-name="T4">,</text:span><text:span text:style-name="T5"> </text:span>_lvl<text:span text:style-name="T5"> </text:span><text:span text:style-name="T4">+</text:span><text:span text:style-name="T5"> </text:span><text:span text:style-name="T7">1</text:span><text:span text:style-name="T4">);</text:span></text:p>
      <text:p text:style-name="P32"><text:span text:style-name="T5"><text:s text:c="4"/></text:span><text:span text:style-name="T4">}</text:span></text:p>
      <text:p text:style-name="P30">}</text:p>
      <text:p text:style-name="P16"/>
      <text:p text:style-name="P16">This function takes in a vectors to references of each type I want to partition, and then subdivides if there are too many entities in its search area. It is a recursive algorithm, so it very quickly drills down into the data and partitions it.</text:p>
      <text:p text:style-name="P16"/>
      <text:p text:style-name="P16">Early on, I did also consider using a static grid, since it means that you do not have to recalculate so frequently. The downside to a static grid though, is that <text:span text:style-name="T12">it relies on entities being quite evenly </text:span><text:soft-page-break/><text:span text:style-name="T12">scattered throughout the scene, and in my game ships tend to be tightly clustered around specific points, and everything moves around very quickly. For this reason, I chose to use a dynamic quadtree to aid my collision checks.</text:span></text:p>
      <text:p text:style-name="P16"/>
      <text:p text:style-name="P23">Rendering</text:p>
      <text:p text:style-name="P17"/>
      <text:p text:style-name="P17">In the early stages of implementation, I did not have sufficient knowledge about opengl/ngl to properly implement it, so I build a render class using SDL, to abstract functionality. This meant that when the time came to render using opengl, I could build an ngl-based render class with the same function names, and transition seamlessly. <text:span text:style-name="T14">This worked reasonably well, although it took some time for me to properly understand how to best make use of opengl.</text:span></text:p>
      <text:p text:style-name="P17"/>
      <text:p text:style-name="P18">Coming from SDL, I was used to looping through each object, then drawing them individually. In my early SDL implementation, I had each class contain its own draw function, with its own textures. <text:span text:style-name="T15">This was, obviously, not very efficient, especially when dealing with large numbers of objects. To improve, I instead gave each object keys, which indexed into an unordered map of resources stored in the renderer class. These resources are loaded at game start, then cleaned on destruction.</text:span></text:p>
      <text:p text:style-name="P18"/>
      <text:p text:style-name="P19">This model, of taking data from an object, then sending it to the renderer to be drawn, persisted into my ngl implementation. <text:span text:style-name="T16">However, I had to also devise methods to group small, simple shapes together. In a given frame, between lasers and particle effects, it is common to have over 1000 lines in the scene at one time. Creating a new VAO for each laser would be pointless since the GPU works best with large chunks of data, and each line is composed of two points. Instead, I created 3 vectors in the renderer class, designed to hold position, colour and UV. When drawing simple objects, colours, positions and UVs are packed into these vectors. To draw, I have different functions, such as drawLines() and drawRects() which take these vectors, and interpret the contents based on the function, then place them in one VAO and draw them to the screen.</text:span></text:p>
      <text:p text:style-name="P19"/>
      <text:p text:style-name="P21">My game is a top-down space shooter, so I use an orthographic projection to display it. <text:span text:style-name="T18">I developed a shader for the ships which creates a directional light when they shoot, tinting them slightly with the colour of their primary weapon. This is a nice effect, a step above what I was able to achieve using SDL. The shader underlying it is quite simple:</text:span></text:p>
      <text:p text:style-name="P21"/>
      <text:p text:style-name="P38"><text:span text:style-name="T3">void</text:span><text:span text:style-name="T5"> </text:span>main()</text:p>
      <text:p text:style-name="P31">{</text:p>
      <text:p text:style-name="P31"><text:span text:style-name="T5"><text:s text:c="4"/></text:span><text:span text:style-name="T3">vec3</text:span><text:span text:style-name="T5"> </text:span>ambientLightPos<text:span text:style-name="T5"> </text:span>=<text:span text:style-name="T5"> </text:span><text:span text:style-name="T3">vec3</text:span>(<text:span text:style-name="T7">0.01</text:span>,<text:span text:style-name="T5"> </text:span><text:span text:style-name="T7">1.0</text:span>,<text:span text:style-name="T5"> </text:span>-<text:span text:style-name="T7">1.2</text:span>);</text:p>
      <text:p text:style-name="P35"><text:span text:style-name="T5"><text:s text:c="4"/></text:span><text:span text:style-name="T3">vec3</text:span><text:span text:style-name="T5"> </text:span>shootingLightPos<text:span text:style-name="T5"> </text:span>=<text:span text:style-name="T5"> </text:span><text:span text:style-name="T3">vec3</text:span>(<text:span text:style-name="T7">0.0</text:span>,<text:span text:style-name="T5"> </text:span><text:span text:style-name="T7">0.02</text:span>,<text:span text:style-name="T5"> </text:span>-<text:span text:style-name="T7">1.2</text:span>);</text:p>
      <text:p text:style-name="P31"><text:span text:style-name="T5"><text:s text:c="4"/></text:span>fragColour<text:span text:style-name="T5"> </text:span>=<text:span text:style-name="T5"> </text:span>texture(<text:span text:style-name="T5"> </text:span>diffuse,<text:span text:style-name="T5"> </text:span>UV<text:span text:style-name="T5"> </text:span>);</text:p>
      <text:p text:style-name="P31"><text:span text:style-name="T5"><text:s text:c="4"/></text:span>fragColour<text:span text:style-name="T5"> </text:span>+=<text:span text:style-name="T5"> </text:span>dot(normal,<text:span text:style-name="T5"> </text:span>shootingLightPos)<text:span text:style-name="T5"> </text:span>*<text:span text:style-name="T5"> </text:span><text:span text:style-name="T3">vec4</text:span>(shootingLightCol.rgb<text:span text:style-name="T5"> </text:span>*<text:span text:style-name="T5"> </text:span>shootingLightCol.a,<text:span text:style-name="T5"> </text:span>shootingLightCol.a);</text:p>
      <text:p text:style-name="P31"><text:span text:style-name="T5"><text:s text:c="4"/></text:span>fragColour.rgb<text:span text:style-name="T5"> </text:span>*=<text:span text:style-name="T5"> </text:span>dot(normal,<text:span text:style-name="T5"> </text:span>ambientLightPos)<text:span text:style-name="T5"> </text:span>*<text:span text:style-name="T5"> </text:span><text:span text:style-name="T7">0.6</text:span><text:span text:style-name="T5"> </text:span>+<text:span text:style-name="T5"> </text:span><text:span text:style-name="T7">0.1</text:span>;</text:p>
      <text:p text:style-name="P31"><text:span text:style-name="T5"><text:s text:c="4"/></text:span>fragColour.a<text:span text:style-name="T5"> </text:span>*=<text:span text:style-name="T5"> </text:span>alpha;</text:p>
      <text:p text:style-name="P31">}</text:p>
      <text:p text:style-name="P25"/>
      <text:p text:style-name="P22">It takes the dot product of the normal (fed in via the vertex shader) and the light positions defined within main() to control the intensity. Uniforms matching weapon colour are set for each ship before drawing it.</text:p>
      <text:p text:style-name="P19"><text:soft-page-break/></text:p>
      <text:p text:style-name="P20">I sourced several shaders from shadertoy, such as the background as well as the shield and fire effects. Shadertoy is slightly different to plain glsl, it has a set of ready-made uniforms to use, and you seem to only be able to write fragment shaders. While it was a great resource, I did have to adapt some of the shaders quite a lot for use in my project. <text:span text:style-name="T17">The star-background shader for example, originally scrolled at a constant pace, with a constant colour. I altered it to move based off of the position of the universe and to change colour over time.</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WenQuanYi Zen Hei Sharp"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Hawkyard</meta:initial-creator>
    <meta:creation-date>2016-05-02T09:38:47.74</meta:creation-date>
    <dc:date>2016-05-02T17:51:54.942277229</dc:date>
    <dc:creator>Hawkyard BenjaminNicholas</dc:creator>
    <meta:editing-duration>PT4H59M19S</meta:editing-duration>
    <meta:editing-cycles>27</meta:editing-cycles>
    <meta:generator>LibreOffice/4.2.6.3$Linux_X86_64 LibreOffice_project/420$Build-3</meta:generator>
    <meta:document-statistic meta:table-count="0" meta:image-count="0" meta:object-count="0" meta:page-count="6" meta:paragraph-count="146" meta:word-count="1777" meta:character-count="11534" meta:non-whitespace-character-count="9224"/>
  </office:meta>
</office:document-meta>
</file>